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84f018">
      <style:text-properties fo:background-color="#FFF000" fo:color="#C00000" xlink:href="http://www.heise.de/"/>
    </style:style>
    <style:style style:family="paragraph" style:name="P1" style:parent-style-name="Standard">
			
		</style:style>
    <style:style style:family="text" style:name="T1">
      <style:text-properties fo:background-color="#FFF000" officeooo:rsid="000897c4"/>
    </style:style>
    <style:style style:family="text" style:name="IMPORTANT">
      <style:text-properties fo:color="#C00000" officeooo:rsid="000897c4"/>
    </style:style>
    <style:style style:family="text" style:name="a3b2b38">
      <style:text-properties fo:background-color="#FFF000" fo:color="#C00000" officeooo:rsid="000897c4"/>
    </style:style>
    <style:style style:family="text" style:name="af28aab">
      <style:text-properties fo:background-color="#FFF000" fo:color="#C00000" officeooo:rsid="000897c4" xlink:href="http://www.heise.de/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b</text:span><text:a xlink:href="http://www.heise.de/"><text:span text:style-name="af28aab">c</text:span></text:a><text:span text:style-name="T1">def</text:span> 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4-05T02:14:50.59</meta:creation-date>
    <dc:date>2019-07-23T14:11:18</dc:date>
    <meta:editing-duration>PT0.088S</meta:editing-duration>
    <meta:editing-cycles>4</meta:editing-cycles>
    <meta:document-statistic meta:character-count="6" meta:image-count="0" meta:non-whitespace-character-count="6" meta:object-count="0" meta:page-count="1" meta:paragraph-count="1" meta:table-count="0" meta:word-count="1"/>
    <meta:generator>StarOffice/8$Win32 OpenOffice.org_project/680m18$Build-9161</meta:generator>
  </office:meta>
</office:document-meta>
</file>